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51cm" svg:stroke-color="#0000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3" style:family="graphic" style:parent-style-name="objectwithoutfill">
      <style:graphic-properties svg:stroke-width="0.203cm" svg:stroke-color="#b2b2b2" draw:marker-start-width="0.812cm" draw:marker-end-width="0.812cm" draw:fill="none" draw:textarea-vertical-align="middle" fo:padding-top="0.226cm" fo:padding-bottom="0.226cm" fo:padding-left="0.351cm" fo:padding-right="0.35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-color="#eeeeee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666666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7" style:family="graphic" style:parent-style-name="Artifacts">
      <style:graphic-properties draw:textarea-vertical-align="middle" draw:auto-grow-height="false"/>
    </style:style>
    <style:style style:name="gr8" style:family="graphic" style:parent-style-name="standard">
      <style:graphic-properties draw:stroke="none" draw:fill="none" draw:auto-grow-height="true" draw:auto-grow-width="true" fo:min-height="0cm" fo:min-width="0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style:font-name="Droid Sans" fo:font-size="28pt" style:font-size-asian="28pt" style:font-size-complex="28pt"/>
    </style:style>
    <style:style style:name="P5" style:family="paragraph">
      <style:paragraph-properties fo:text-align="center"/>
      <style:text-properties style:font-name="Droid Sans" fo:font-size="28pt" fo:font-weight="bold" style:font-size-asian="28pt" style:font-size-complex="28pt"/>
    </style:style>
    <style:style style:name="P6" style:family="paragraph">
      <style:paragraph-properties fo:text-align="end"/>
      <style:text-properties style:font-name="Droid Sans" fo:font-size="32pt" style:font-size-asian="32pt" style:font-size-complex="32pt"/>
    </style:style>
    <style:style style:name="P7" style:family="paragraph">
      <style:paragraph-properties fo:text-align="end"/>
      <style:text-properties style:font-name="Droid Sans" fo:font-size="32pt" fo:font-weight="bold" style:font-size-asian="32pt" style:font-weight-asian="bold" style:font-size-complex="32pt" style:font-weight-complex="bold"/>
    </style:style>
    <style:style style:name="P8" style:family="paragraph">
      <style:text-properties style:font-name="Droid Sans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Droid Sans" fo:font-size="28pt" style:font-size-asian="28pt" style:font-size-complex="28pt"/>
    </style:style>
    <style:style style:name="T3" style:family="text">
      <style:text-properties style:font-name="Droid Sans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Droid Sans" fo:font-size="24pt" style:font-size-asian="24pt" style:font-size-complex="24pt"/>
    </style:style>
    <style:style style:name="T5" style:family="text">
      <style:text-properties style:font-name="Droid Sans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Droid Sans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Droid Sans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085cm" svg:y1="19.315cm" svg:x2="7.212cm" svg:y2="0.9cm">
          <text:p/>
        </draw:line>
        <draw:line draw:style-name="gr1" draw:text-style-name="P1" draw:layer="layout" svg:x1="15.64cm" svg:y1="19.542cm" svg:x2="15.767cm" svg:y2="1.127cm">
          <text:p/>
        </draw:line>
        <draw:frame draw:style-name="gr2" draw:text-style-name="P3" draw:layer="layout" svg:width="8.418cm" svg:height="2.783cm" draw:transform="rotate (-1.5685273987673) translate (33.625cm 1.386cm)">
          <draw:text-box draw:corner-radius="3.429cm">
            <text:p text:style-name="P2"><text:span text:style-name="T1">DOMAIN </text:span></text:p>
            <text:p text:style-name="P2"><text:span text:style-name="T1">ENGINEERING</text:span></text:p>
          </draw:text-box>
        </draw:frame>
        <draw:line draw:style-name="gr3" draw:text-style-name="P1" draw:layer="layout" svg:x1="0.654cm" svg:y1="11.676cm" svg:x2="31.445cm" svg:y2="11.795cm">
          <text:p/>
        </draw:line>
        <draw:custom-shape draw:style-name="gr4" draw:text-style-name="P4" xml:id="id1" draw:id="id1" draw:layer="measurelines" svg:width="5.815cm" svg:height="3.81cm" svg:x="0.481cm" svg:y="13.763cm">
          <text:p text:style-name="P1"><text:span text:style-name="T2">PRODUCT</text:span></text:p>
          <text:p text:style-name="P1"><text:span text:style-name="T2">CONFIG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measurelines" svg:width="6.885cm" svg:height="3.81cm" svg:x="8.147cm" svg:y="11.903cm">
          <text:p text:style-name="P1"><text:span text:style-name="T2">ARCH.</text:span></text:p>
          <text:p text:style-name="P1"><text:span text:style-name="T2">SOLUTION</text:span></text:p>
          <text:p text:style-name="P1"><text:span text:style-name="T2">GEN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measurelines" svg:width="6.477cm" svg:height="3.81cm" svg:x="8.351cm" svg:y="16.956cm">
          <text:p text:style-name="P1"><text:span text:style-name="T2">ARCH.</text:span></text:p>
          <text:p text:style-name="P1"><text:span text:style-name="T2">ANALYSIS &amp;</text:span></text:p>
          <text:p text:style-name="P1"><text:span text:style-name="T2">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measurelines" draw:type="curve" svg:x1="6.296cm" svg:y1="15.668cm" svg:x2="8.147cm" svg:y2="13.808cm" draw:start-shape="id1" draw:start-glue-point="1" draw:end-shape="id2" draw:end-glue-point="3" svg:d="m6296 15668c1387 0 462-1860 1851-1860" svg:viewBox="0 0 1852 1861">
          <text:p/>
        </draw:connector>
        <draw:connector draw:style-name="gr5" draw:text-style-name="P1" draw:layer="measurelines" draw:type="curve" svg:x1="11.589cm" svg:y1="15.713cm" svg:x2="11.589cm" svg:y2="16.956cm" draw:start-shape="id2" draw:end-shape="id3" draw:end-glue-point="0" svg:d="m11589 15713v1243" svg:viewBox="0 0 1 1244">
          <text:p/>
        </draw:connector>
        <draw:custom-shape draw:style-name="gr4" draw:text-style-name="P5" xml:id="id4" draw:id="id4" draw:layer="measurelines" svg:width="6.399cm" svg:height="3.937cm" svg:x="16.31cm" svg:y="13.7cm">
          <text:p text:style-name="P1"><text:span text:style-name="T2">IMPLEMENT.</text:span></text:p>
          <text:p text:style-name="P1"><text:span text:style-name="T2">GEN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measurelines" draw:type="curve" draw:line-skew="-0.31cm" svg:x1="14.828cm" svg:y1="18.861cm" svg:x2="16.31cm" svg:y2="15.668cm" draw:start-shape="id3" draw:start-glue-point="1" draw:end-shape="id4" svg:d="m14828 18861c646 0-94-3193 1482-3193" svg:viewBox="0 0 1483 3194">
          <text:p/>
        </draw:connector>
        <draw:frame draw:style-name="gr2" draw:text-style-name="P7" draw:layer="measurelines" svg:width="8.287cm" svg:height="2.885cm" draw:transform="rotate (-1.5685273987673) translate (33.625cm 12.538cm)">
          <draw:text-box draw:corner-radius="3.429cm">
            <text:p text:style-name="P6"><text:span text:style-name="T3">APPLICATION</text:span></text:p>
            <text:p text:style-name="P6"><text:span text:style-name="T3">ENGINEERING</text:span></text:p>
          </draw:text-box>
        </draw:frame>
        <draw:custom-shape draw:style-name="gr4" draw:text-style-name="P4" xml:id="id9" draw:id="id9" draw:layer="layout" svg:width="6.069cm" svg:height="2.667cm" svg:x="0.654cm" svg:y="1.381cm">
          <text:p text:style-name="P1"><text:span text:style-name="T2">DOMAIN</text:span></text:p>
          <text:p text:style-name="P1"><text:span text:style-name="T2">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8" draw:id="id8" draw:layer="layout" svg:width="7.147cm" svg:height="2.794cm" svg:x="7.885cm" svg:y="1.381cm">
          <text:p text:style-name="P1"><text:span text:style-name="T2">DOMAIN</text:span></text:p>
          <text:p text:style-name="P1"><text:span text:style-name="T2">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6.577cm" svg:height="3.048cm" svg:x="23.779cm" svg:y="1.381cm">
          <text:p text:style-name="P1"><text:span text:style-name="T2">DOMAIN</text:span></text:p>
          <text:p text:style-name="P1"><text:span text:style-name="T2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6" draw:id="id6" draw:layer="layout" svg:width="6.223cm" svg:height="2.921cm" svg:x="16.256cm" svg:y="1.381cm">
          <text:p text:style-name="P1"><text:span text:style-name="T2">DOMAIN</text:span></text:p>
          <text:p text:style-name="P1"><text:span text:style-name="T2">RE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2.032cm" svg:height="7.62cm" svg:x="10.713cm" svg:y="4.3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3.94cm" svg:height="4.545cm" svg:x="7.382cm" svg:y="5.28cm">
          <text:p text:style-name="P1"><text:span text:style-name="T4">FEATURE </text:span></text:p>
          <text:p text:style-name="P1"><text:span text:style-name="T4">MODEL</text:span></text:p>
          <text:p text:style-name="P1"><text:span text:style-name="T5">Internal </text:span></text:p>
          <text:p text:style-name="P1"><text:span text:style-name="T5">Varia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164cm" svg:height="2.54cm" svg:x="11.984cm" svg:y="5.253cm">
          <text:p text:style-name="P1"><text:span text:style-name="T4">BASE </text:span></text:p>
          <text:p text:style-name="P1"><text:span text:style-name="T4">MODE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5" xml:id="id5" draw:id="id5" draw:layer="layout" svg:width="6.858cm" svg:height="3.937cm" svg:x="23.86cm" svg:y="13.7cm">
          <text:p text:style-name="P1"><text:span text:style-name="T2">VERIFICATION.</text:span></text:p>
          <text:p text:style-name="P1"><text:span text:style-name="T2">CER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0.968cm" svg:height="1.242cm" svg:x="13.677cm" svg:y="7.539cm">
          <draw:text-box>
            <text:p text:style-name="P8"><text:span text:style-name="T6">+</text:span></text:p>
          </draw:text-box>
        </draw:frame>
        <draw:custom-shape draw:style-name="gr7" draw:text-style-name="P1" draw:layer="layout" svg:width="3.683cm" svg:height="2.159cm" svg:x="11.984cm" svg:y="8.574cm">
          <text:p text:style-name="P1"><text:span text:style-name="T7">Safety </text:span></text:p>
          <text:p text:style-name="P1"><text:span text:style-name="T7">patter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2.032cm" svg:height="9.652cm" svg:x="2.513cm" svg:y="4.1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4.191cm" svg:height="4.645cm" svg:x="1.489cm" svg:y="5.234cm">
          <text:p text:style-name="P1"><text:span text:style-name="T4">FEATURE </text:span></text:p>
          <text:p text:style-name="P1"><text:span text:style-name="T4">MODEL</text:span></text:p>
          <text:p text:style-name="P1"><text:span text:style-name="T5">External </text:span></text:p>
          <text:p text:style-name="P1"><text:span text:style-name="T5">Variabilit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" draw:layer="layout" svg:width="2.032cm" svg:height="9.144cm" svg:x="18.561cm" svg:y="4.4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032cm" svg:height="9.144cm" svg:x="25.927cm" svg:y="4.5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3.683cm" svg:height="2.159cm" svg:x="12.185cm" svg:y="8.775cm">
          <text:p text:style-name="P1"><text:span text:style-name="T7">Safety </text:span></text:p>
          <text:p text:style-name="P1"><text:span text:style-name="T7">patter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3.683cm" svg:height="2.159cm" svg:x="12.486cm" svg:y="8.976cm">
          <text:p text:style-name="P1"><text:span text:style-name="T7">Safety </text:span></text:p>
          <text:p text:style-name="P1"><text:span text:style-name="T7">patter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1" draw:layer="layout" svg:width="4.164cm" svg:height="2.54cm" svg:x="17.518cm" svg:y="6.672cm">
          <text:p text:style-name="P1"><text:span text:style-name="T4">Feature </text:span></text:p>
          <text:p text:style-name="P1"><text:span text:style-name="T4">Impl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" draw:text-style-name="P1" draw:layer="layout" svg:x1="23.006cm" svg:y1="19.542cm" svg:x2="23.133cm" svg:y2="1.127cm">
          <text:p/>
        </draw:line>
        <draw:connector draw:style-name="gr5" draw:text-style-name="P1" draw:layer="layout" draw:type="curve" svg:x1="22.709cm" svg:y1="15.668cm" svg:x2="23.86cm" svg:y2="15.668cm" draw:start-shape="id4" draw:start-glue-point="1" draw:end-shape="id5" svg:d="m22709 15668h1151" svg:viewBox="0 0 1152 1">
          <text:p/>
        </draw:connector>
        <draw:connector draw:style-name="gr5" draw:text-style-name="P1" draw:layer="layout" draw:type="curve" svg:x1="22.479cm" svg:y1="2.841cm" svg:x2="23.779cm" svg:y2="2.905cm" draw:start-shape="id6" draw:start-glue-point="1" draw:end-shape="id7" draw:end-glue-point="3" svg:d="m22479 2841c975 0 325 64 1300 64" svg:viewBox="0 0 1301 65">
          <text:p/>
        </draw:connector>
        <draw:connector draw:style-name="gr5" draw:text-style-name="P1" draw:layer="layout" draw:type="curve" svg:x1="15.032cm" svg:y1="2.778cm" svg:x2="16.256cm" svg:y2="2.841cm" draw:start-shape="id8" draw:start-glue-point="1" draw:end-shape="id6" svg:d="m15032 2778c918 0 306 63 1224 63" svg:viewBox="0 0 1225 64">
          <text:p/>
        </draw:connector>
        <draw:connector draw:style-name="gr5" draw:text-style-name="P1" draw:layer="layout" draw:type="curve" svg:x1="6.723cm" svg:y1="2.714cm" svg:x2="7.885cm" svg:y2="2.778cm" draw:start-shape="id9" draw:start-glue-point="1" draw:end-shape="id8" draw:end-glue-point="3" svg:d="m6723 2714c871 0 291 64 1162 64" svg:viewBox="0 0 1163 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rtifacts" style:family="graphic" style:parent-style-name="standard">
      <style:graphic-properties draw:stroke-dash="Dash_20_2" svg:stroke-width="0.051cm" svg:stroke-color="#000000" draw:marker-start-width="0.279cm" draw:marker-end-width="0.279cm" draw:fill-color="#808080" draw:fill-gradient-name="Gradient_20_7" draw:fill-hatch-name="Hatching_20_1" draw:fill-image-name="Bitmape_20_1" draw:fill-image-width="0cm" draw:fill-image-height="0cm" draw:shadow-offset-x="0.203cm" draw:shadow-offset-y="0.203cm"/>
      <style:text-properties fo:color="#ffffff"/>
    </style:style>
  </office:styles>
  <office:automatic-styles>
    <style:page-layout style:name="PM0">
      <style:page-layout-properties fo:margin-top="1cm" fo:margin-bottom="1cm" fo:margin-left="1cm" fo:margin-right="1cm" fo:page-width="33.452cm" fo:page-height="20.9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mitri Landuyt</meta:initial-creator>
    <meta:creation-date>2014-03-31T10:11:47.955514997</meta:creation-date>
    <dc:date>2014-04-01T14:39:48.415608678</dc:date>
    <dc:creator>Dimitri Landuyt</dc:creator>
    <meta:editing-duration>PT54M56S</meta:editing-duration>
    <meta:editing-cycles>8</meta:editing-cycles>
    <meta:generator>LibreOffice/4.1.3.2$Linux_X86_64 LibreOffice_project/410m0$Build-2</meta:generator>
    <meta:document-statistic meta:object-count="34"/>
  </office:meta>
</office:document-meta>
</file>